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0693" officeooo:paragraph-rsid="00070693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size="12pt" fo:hyphenate="false" loext:hyphenation-no-caps="false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  <style:text-properties fo:font-size="12pt"/>
    </style:style>
    <style:style style:name="P8" style:family="paragraph">
      <loext:graphic-properties draw:fill="none"/>
      <style:paragraph-properties fo:text-align="center" style:writing-mode="lr-tb"/>
      <style:text-properties fo:font-size="12pt"/>
    </style:style>
    <style:style style:name="P9" style:family="paragraph">
      <loext:graphic-properties draw:fill="none" draw:fill-color="#729fcf"/>
      <style:paragraph-properties fo:text-align="center"/>
    </style:style>
    <style:style style:name="T1" style:family="text">
      <style:text-properties fo:font-size="12pt"/>
    </style:style>
    <style:style style:name="gr1" style:family="graphic">
      <style:graphic-properties draw:stroke="none" svg:stroke-color="#000000" draw:marker-start="" draw:marker-end="Symmetric_20_Arrow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marker-start="" draw:marker-end="Symmetric_20_Arrow" draw:fill="none" draw:fill-color="#ffffff" draw:textarea-vertical-align="middle" fo:min-height="0.74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marker-start="" draw:marker-end="Symmetric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none" draw:textarea-horizontal-align="justify" draw:textarea-vertical-align="middle" draw:auto-grow-height="false" fo:min-height="0.956cm" fo:min-width="3.5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fill="none" draw:textarea-horizontal-align="justify" draw:textarea-vertical-align="middle" draw:auto-grow-height="false" fo:min-height="0.6cm" fo:min-width="2.91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fill="none" draw:textarea-horizontal-align="justify" draw:textarea-vertical-align="middle" draw:auto-grow-height="false" fo:min-height="1.376cm" fo:min-width="1.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marker-start="Arrow" draw:fill="none" draw:textarea-horizontal-align="justify" draw:textarea-vertical-align="middle" draw:auto-grow-height="false" fo:min-height="0.956cm" fo:min-width="3.60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fill="none" draw:textarea-horizontal-align="justify" draw:textarea-vertical-align="middle" draw:auto-grow-height="false" fo:min-height="0.979cm" fo:min-width="2.03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fill="none" draw:textarea-horizontal-align="justify" draw:textarea-vertical-align="middle" draw:auto-grow-height="false" fo:min-height="0.91cm" fo:min-width="3.0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fill="none" draw:textarea-horizontal-align="justify" draw:textarea-vertical-align="middle" draw:auto-grow-height="false" fo:min-height="1.27cm" fo:min-width="1.41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fill="none" draw:textarea-horizontal-align="justify" draw:textarea-vertical-align="middle" draw:auto-grow-height="false" fo:min-height="0.981cm" fo:min-width="1.04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fill="none" draw:textarea-horizontal-align="justify" draw:textarea-vertical-align="middle" draw:auto-grow-height="false" fo:min-height="0.743cm" fo:min-width="1.24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fill="none" draw:fill-color="#729fcf" draw:textarea-horizontal-align="justify" draw:textarea-vertical-align="middle" draw:auto-grow-height="false" fo:min-height="0.6cm" fo:min-width="3.08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fill="none" draw:textarea-horizontal-align="justify" draw:textarea-vertical-align="middle" draw:auto-grow-height="false" fo:min-height="1.124cm" fo:min-width="3.29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fill="none" draw:textarea-horizontal-align="justify" draw:textarea-vertical-align="middle" draw:auto-grow-height="false" fo:min-height="0.6cm" fo:min-width="2.98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fill="none" draw:textarea-horizontal-align="justify" draw:textarea-vertical-align="middle" draw:auto-grow-height="false" fo:min-height="0.732cm" fo:min-width="1.43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1" draw:style-name="gr16" draw:text-style-name="P6" svg:width="2.024cm" svg:height="1.033cm" svg:x="5.736cm" svg:y="0.727cm"><text:p text:style-name="P2"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2" draw:style-name="gr15" draw:text-style-name="P6" svg:width="4.737cm" svg:height="0.953cm" svg:x="4.332cm" svg:y="2.447cm"><text:p text:style-name="P2">Live feed (input)</text:p>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" draw:name="Shape3" draw:style-name="gr14" draw:text-style-name="P6" svg:width="3.414cm" svg:height="1.244cm" svg:x="5.02cm" svg:y="4.219cm"><text:p text:style-name="P2">Resize frame and </text:p><text:p text:style-name="P2">convert to blob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4" draw:style-name="gr13" draw:text-style-name="P9" svg:width="4.896cm" svg:height="0.953cm" svg:x="4.12cm" svg:y="6.283cm"><text:p text:style-name="P2">n – detected objects</text:p>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4" draw:name="Shape5" draw:style-name="gr12" draw:text-style-name="P6" svg:width="1.324cm" svg:height="0.821cm" svg:x="5.734cm" svg:y="8.135cm"><text:p text:style-name="P2">i = 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6" draw:style-name="gr11" draw:text-style-name="P8" svg:width="2.095cm" svg:height="1.962cm" svg:x="5.364cm" svg:y="9.643cm"><text:p text:style-name="P7"><text:span text:style-name="T1">If i &lt;= n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6" draw:name="Shape7" draw:style-name="gr4" draw:text-style-name="P6" svg:width="3.652cm" svg:height="1.059cm" svg:x="4.57cm" svg:y="12.474cm"><text:p text:style-name="P2">Calculate confidenc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8" draw:style-name="gr6" draw:text-style-name="P6" svg:width="3.758cm" svg:height="2.752cm" svg:x="4.597cm" svg:y="14.353cm"><text:p text:style-name="P2">If confidence &gt;</text:p><text:p text:style-name="P2">threshold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8" draw:name="Shape9" draw:style-name="gr5" draw:text-style-name="P6" svg:width="4.631cm" svg:height="0.953cm" svg:x="3.935cm" svg:y="18.136cm"><text:p text:style-name="P2">Label the object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9" draw:name="Shape10" draw:style-name="gr10" draw:text-style-name="P6" svg:width="2.832cm" svg:height="2.541cm" svg:x="5.046cm" svg:y="20.306cm"><text:p text:style-name="P2">If label =</text:p><text:p text:style-name="P2">person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10" draw:name="Shape11" draw:style-name="gr9" draw:text-style-name="P6" svg:width="3.176cm" svg:height="1.006cm" svg:x="4.914cm" svg:y="23.613cm"><text:p text:style-name="P2">Recognise fac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Shape12" draw:style-name="gr8" draw:text-style-name="P6" svg:width="2.144cm" svg:height="1.086cm" svg:x="11.291cm" svg:y="15.358cm"><text:p text:style-name="P2">i + 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Shape13" draw:style-name="gr7" draw:text-style-name="P6" svg:width="3.705cm" svg:height="1.059cm" svg:x="10.629cm" svg:y="24.539cm"><text:p text:style-name="P2">Calculate confidenc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8_0" draw:style-name="gr6" draw:text-style-name="P6" svg:width="3.758cm" svg:height="2.752cm" svg:x="10.576cm" svg:y="21.205cm"><text:p text:style-name="P2">If confidence &gt;</text:p><text:p text:style-name="P2">threshold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14" draw:name="Shape9_0" draw:style-name="gr5" draw:text-style-name="P6" svg:width="4.631cm" svg:height="0.953cm" svg:x="10.179cm" svg:y="19.697cm"><text:p text:style-name="P2">Label the face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5" draw:name="Shape7_0" draw:style-name="gr4" draw:text-style-name="P6" svg:width="3.652cm" svg:height="1.059cm" svg:x="10.656cm" svg:y="18.004cm"><text:p text:style-name="P2">Audio outpu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6" draw:name="Shape14" draw:style-name="gr3" draw:text-style-name="P2" svg:x1="6.819cm" svg:y1="1.759cm" svg:x2="6.819cm" svg:y2="2.447cm"><text:p/></draw:line><draw:line text:anchor-type="paragraph" draw:z-index="17" draw:name="Shape15" draw:style-name="gr3" draw:text-style-name="P2" svg:x1="6.872cm" svg:y1="3.399cm" svg:x2="6.872cm" svg:y2="4.219cm"><text:p/></draw:line><draw:line text:anchor-type="paragraph" draw:z-index="18" draw:name="Shape16" draw:style-name="gr3" draw:text-style-name="P2" svg:x1="6.687cm" svg:y1="5.463cm" svg:x2="6.687cm" svg:y2="6.283cm"><text:p/></draw:line><draw:line text:anchor-type="paragraph" draw:z-index="19" draw:name="Shape17" draw:style-name="gr3" draw:text-style-name="P2" svg:x1="6.502cm" svg:y1="7.235cm" svg:x2="6.502cm" svg:y2="8.135cm"><text:p/></draw:line><draw:line text:anchor-type="paragraph" draw:z-index="20" draw:name="Shape18" draw:style-name="gr3" draw:text-style-name="P2" svg:x1="6.449cm" svg:y1="8.955cm" svg:x2="6.449cm" svg:y2="9.643cm"><text:p/></draw:line><draw:line text:anchor-type="paragraph" draw:z-index="21" draw:name="Shape19_0" draw:style-name="gr3" draw:text-style-name="P2" svg:x1="5.364cm" svg:y1="10.675cm" svg:x2="2.11cm" svg:y2="10.675cm"><text:p/></draw:line><draw:line text:anchor-type="paragraph" draw:z-index="22" draw:name="Shape20" draw:style-name="gr3" draw:text-style-name="P2" svg:x1="2.11cm" svg:y1="10.675cm" svg:x2="2.11cm" svg:y2="2.923cm"><text:p/></draw:line><draw:line text:anchor-type="paragraph" draw:z-index="23" draw:name="Shape21" draw:style-name="gr3" draw:text-style-name="P2" svg:x1="2.11cm" svg:y1="2.923cm" svg:x2="4.941cm" svg:y2="2.923cm"><text:p/></draw:line><draw:line text:anchor-type="paragraph" draw:z-index="24" draw:name="Shape22" draw:style-name="gr3" draw:text-style-name="P2" svg:x1="6.449cm" svg:y1="11.605cm" svg:x2="6.449cm" svg:y2="12.475cm"><text:p/></draw:line><draw:line text:anchor-type="paragraph" draw:z-index="25" draw:name="Shape23" draw:style-name="gr3" draw:text-style-name="P2" svg:x1="6.475cm" svg:y1="13.533cm" svg:x2="6.475cm" svg:y2="14.353cm"><text:p/></draw:line><draw:line text:anchor-type="paragraph" draw:z-index="26" draw:name="Shape24" draw:style-name="gr3" draw:text-style-name="P2" svg:x1="6.502cm" svg:y1="17.104cm" svg:x2="6.502cm" svg:y2="18.136cm"><text:p/></draw:line><draw:line text:anchor-type="paragraph" draw:z-index="27" draw:name="Shape25" draw:style-name="gr3" draw:text-style-name="P2" svg:x1="6.422cm" svg:y1="19.089cm" svg:x2="6.422cm" svg:y2="20.306cm"><text:p/></draw:line><draw:line text:anchor-type="paragraph" draw:z-index="28" draw:name="Shape26" draw:style-name="gr3" draw:text-style-name="P2" svg:x1="6.502cm" svg:y1="22.846cm" svg:x2="6.502cm" svg:y2="23.613cm"><text:p/></draw:line><draw:line text:anchor-type="paragraph" draw:z-index="29" draw:name="Shape27" draw:style-name="gr3" draw:text-style-name="P2" svg:x1="6.581cm" svg:y1="24.619cm" svg:x2="6.581cm" svg:y2="25.201cm"><text:p/></draw:line><draw:line text:anchor-type="paragraph" draw:z-index="30" draw:name="Shape28" draw:style-name="gr3" draw:text-style-name="P2" svg:x1="6.581cm" svg:y1="25.201cm" svg:x2="10.629cm" svg:y2="25.201cm"><text:p/></draw:line><draw:line text:anchor-type="paragraph" draw:z-index="31" draw:name="Shape29" draw:style-name="gr3" draw:text-style-name="P2" svg:x1="12.508cm" svg:y1="24.539cm" svg:x2="12.508cm" svg:y2="23.957cm"><text:p/></draw:line><draw:line text:anchor-type="paragraph" draw:z-index="32" draw:name="Shape30" draw:style-name="gr3" draw:text-style-name="P2" svg:x1="12.508cm" svg:y1="21.206cm" svg:x2="12.508cm" svg:y2="20.65cm"><text:p/></draw:line><draw:line text:anchor-type="paragraph" draw:z-index="33" draw:name="Shape31" draw:style-name="gr3" draw:text-style-name="P2" svg:x1="12.64cm" svg:y1="19.697cm" svg:x2="12.64cm" svg:y2="19.062cm"><text:p/></draw:line><draw:line text:anchor-type="paragraph" draw:z-index="34" draw:name="Shape32" draw:style-name="gr3" draw:text-style-name="P2" svg:x1="12.349cm" svg:y1="18.004cm" svg:x2="12.349cm" svg:y2="16.443cm"><text:p/></draw:line><draw:line text:anchor-type="paragraph" draw:z-index="35" draw:name="Shape33" draw:style-name="gr3" draw:text-style-name="P2" svg:x1="8.354cm" svg:y1="15.755cm" svg:x2="11.291cm" svg:y2="15.755cm"><text:p/></draw:line><draw:line text:anchor-type="paragraph" draw:z-index="36" draw:name="Shape34" draw:style-name="gr3" draw:text-style-name="P2" svg:x1="7.878cm" svg:y1="21.602cm" svg:x2="9.227cm" svg:y2="21.602cm"><text:p/></draw:line><draw:line text:anchor-type="paragraph" draw:z-index="37" draw:name="Shape35" draw:style-name="gr3" draw:text-style-name="P2" svg:x1="9.227cm" svg:y1="21.603cm" svg:x2="9.227cm" svg:y2="18.613cm"><text:p/></draw:line><draw:line text:anchor-type="paragraph" draw:z-index="38" draw:name="Shape36" draw:style-name="gr3" draw:text-style-name="P2" svg:x1="9.227cm" svg:y1="18.613cm" svg:x2="10.656cm" svg:y2="18.613cm"><text:p/></draw:line><draw:line text:anchor-type="paragraph" draw:z-index="39" draw:name="Shape37" draw:style-name="gr3" draw:text-style-name="P2" svg:x1="12.375cm" svg:y1="15.358cm" svg:x2="12.375cm" svg:y2="10.675cm"><text:p/></draw:line><draw:line text:anchor-type="paragraph" draw:z-index="40" draw:name="Shape38" draw:style-name="gr3" draw:text-style-name="P2" svg:x1="12.376cm" svg:y1="10.675cm" svg:x2="7.458cm" svg:y2="10.675cm"><text:p/></draw:line><draw:line text:anchor-type="paragraph" draw:z-index="41" draw:name="Shape39" draw:style-name="gr3" draw:text-style-name="P2" svg:x1="14.333cm" svg:y1="22.608cm" svg:x2="16.423cm" svg:y2="22.608cm"><text:p/></draw:line><draw:line text:anchor-type="paragraph" draw:z-index="42" draw:name="Shape40" draw:style-name="gr3" draw:text-style-name="P2" svg:x1="16.424cm" svg:y1="22.608cm" svg:x2="16.424cm" svg:y2="16.02cm"><text:p/></draw:line><draw:line text:anchor-type="paragraph" draw:z-index="43" draw:name="Shape41" draw:style-name="gr3" draw:text-style-name="P2" svg:x1="16.424cm" svg:y1="16.02cm" svg:x2="13.434cm" svg:y2="16.02cm"><text:p/></draw:line><draw:frame text:anchor-type="paragraph" draw:z-index="44" draw:name="Shape42" draw:style-name="gr1" draw:text-style-name="P3" svg:width="1.218cm" svg:height="0.609cm" svg:x="5.232cm" svg:y="11.605cm"><draw:text-box><text:p text:style-name="P2">true</text:p></draw:text-box></draw:frame><draw:frame text:anchor-type="paragraph" draw:z-index="45" draw:name="Shape43" draw:style-name="gr2" draw:text-style-name="P5" svg:width="1.456cm" svg:height="0.742cm" svg:x="3.909cm" svg:y="9.934cm"><draw:text-box><text:p text:style-name="P4"><text:span text:style-name="T1">false</text:span></text:p></draw:text-box></draw:frame><draw:frame text:anchor-type="paragraph" draw:z-index="46" draw:name="Shape42_0" draw:style-name="gr1" draw:text-style-name="P3" svg:width="1.218cm" svg:height="0.609cm" svg:x="5.285cm" svg:y="17.104cm"><draw:text-box><text:p text:style-name="P2">true</text:p></draw:text-box></draw:frame><draw:frame text:anchor-type="paragraph" draw:z-index="47" draw:name="Shape43_0" draw:style-name="gr2" draw:text-style-name="P5" svg:width="1.456cm" svg:height="0.742cm" svg:x="8.354cm" svg:y="15.014cm"><draw:text-box><text:p text:style-name="P4"><text:span text:style-name="T1">false</text:span></text:p></draw:text-box></draw:frame><draw:frame text:anchor-type="paragraph" draw:z-index="48" draw:name="Shape43_1" draw:style-name="gr2" draw:text-style-name="P5" svg:width="1.456cm" svg:height="0.742cm" svg:x="7.772cm" svg:y="20.862cm"><draw:text-box><text:p text:style-name="P4"><text:span text:style-name="T1">false</text:span></text:p></draw:text-box></draw:frame><draw:frame text:anchor-type="paragraph" draw:z-index="49" draw:name="Shape43_2" draw:style-name="gr2" draw:text-style-name="P5" svg:width="1.456cm" svg:height="0.742cm" svg:x="14.333cm" svg:y="21.867cm"><draw:text-box><text:p text:style-name="P4"><text:span text:style-name="T1">false</text:span></text:p></draw:text-box></draw:frame><draw:frame text:anchor-type="paragraph" draw:z-index="50" draw:name="Shape42_1" draw:style-name="gr1" draw:text-style-name="P3" svg:width="1.218cm" svg:height="0.609cm" svg:x="5.285cm" svg:y="22.846cm"><draw:text-box><text:p text:style-name="P2">true</text:p></draw:text-box></draw:frame><draw:frame text:anchor-type="paragraph" draw:z-index="51" draw:name="Shape42_2" draw:style-name="gr1" draw:text-style-name="P3" svg:width="1.218cm" svg:height="0.609cm" svg:x="11.291cm" svg:y="20.65cm"><draw:text-box><text:p text:style-name="P2">true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7T20:34:18.724292901</meta:creation-date>
    <dc:date>2021-07-07T21:20:58.434941767</dc:date>
    <meta:editing-duration>PT5M15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